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14cm"/>
    </style:style>
    <style:style style:name="gr5" style:family="graphic" style:parent-style-name="standard">
      <style:graphic-properties draw:stroke="none" svg:stroke-color="#000000" draw:fill="none" draw:fill-color="#ffffff" fo:min-height="0.357cm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586cm"/>
    </style:style>
    <style:style style:name="gr9" style:family="graphic" style:parent-style-name="standard">
      <style:graphic-properties draw:stroke="none" svg:stroke-color="#000000" draw:fill="none" draw:fill-color="#ffffff" fo:min-height="1.691cm"/>
    </style:style>
    <style:style style:name="gr10" style:family="graphic" style:parent-style-name="standard">
      <style:graphic-properties draw:stroke="none" svg:stroke-color="#000000" draw:fill="none" draw:fill-color="#ffffff" fo:min-height="1.91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Letter" style:font-style-name="Regular" style:font-pitch="fixed"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svg:x1="3.091cm" svg:y1="3.995cm" svg:x2="4.013cm" svg:y2="4.916cm" draw:start-shape="id1" draw:start-glue-point="0" draw:end-shape="id1" draw:end-glue-point="1">
          <text:p text:style-name="P4"/>
        </draw:connector>
        <draw:connector draw:style-name="gr1" draw:text-style-name="P1" draw:layer="layout" draw:type="curve" svg:x1="8.035cm" svg:y1="7.68cm" svg:x2="8.957cm" svg:y2="8.601cm" draw:start-shape="id2" draw:start-glue-point="0" draw:end-shape="id2" draw:end-glue-point="1">
          <text:p text:style-name="P4"/>
        </draw:connector>
        <draw:ellipse draw:style-name="gr2" draw:text-style-name="P1" draw:layer="layout" svg:width="2.387cm" svg:height="2.283cm" svg:x="1.867cm" svg:y="8.173cm">
          <text:p text:style-name="P2">Start</text:p>
        </draw:ellipse>
        <draw:line draw:name="letter" draw:style-name="gr3" draw:text-style-name="P3" draw:layer="layout" svg:x1="3.102cm" svg:y1="8.176cm" svg:x2="3.102cm" svg:y2="5.858cm">
          <svg:title>letter</svg:title>
          <text:p text:style-name="P4"/>
        </draw:line>
        <draw:frame draw:style-name="gr4" draw:text-style-name="P5" draw:layer="layout" svg:width="1.214cm" svg:height="0.603cm" svg:x="2.04cm" svg:y="7.289cm">
          <draw:text-box>
            <text:p text:style-name="P4"><text:span text:style-name="T1">letter</text:span></text:p>
          </draw:text-box>
        </draw:frame>
        <draw:frame draw:style-name="gr5" draw:text-style-name="P5" draw:layer="layout" svg:width="2.016cm" svg:height="0.607cm" svg:x="2.755cm" svg:y="2.865cm">
          <draw:text-box>
            <text:p text:style-name="P4"><text:span text:style-name="T1">letter/digit</text:span></text:p>
          </draw:text-box>
        </draw:frame>
        <draw:line draw:style-name="gr3" draw:text-style-name="P1" draw:layer="layout" svg:x1="4.251cm" svg:y1="8.978cm" svg:x2="7.092cm" svg:y2="8.718cm">
          <text:p text:style-name="P4"/>
        </draw:line>
        <draw:frame draw:style-name="gr4" draw:text-style-name="P5" draw:layer="layout" svg:width="1.214cm" svg:height="0.603cm" svg:x="4.83cm" svg:y="8.271cm">
          <draw:text-box>
            <text:p text:style-name="P4"><text:span text:style-name="T1">digit</text:span></text:p>
          </draw:text-box>
        </draw:frame>
        <draw:circle draw:style-name="gr6" draw:text-style-name="P1" draw:layer="layout" svg:width="1.905cm" svg:height="1.905cm" svg:x="6.104cm" svg:y="3.846cm">
          <text:p text:style-name="P4"/>
        </draw:circle>
        <draw:line draw:style-name="gr3" draw:text-style-name="P1" draw:layer="layout" svg:x1="3.925cm" svg:y1="8.46cm" svg:x2="6.398cm" svg:y2="5.573cm">
          <text:p text:style-name="P4"/>
        </draw:line>
        <draw:frame draw:style-name="gr7" draw:layer="layout" svg:width="0.442cm" svg:height="0.482cm" svg:x="4.661cm" svg:y="6.8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1" draw:text-style-name="P1" draw:layer="layout" draw:type="curve" svg:x1="6.747cm" svg:y1="3.815cm" svg:x2="8.017cm" svg:y2="5.085cm">
          <text:p text:style-name="P4"/>
        </draw:connector>
        <draw:frame draw:style-name="gr4" draw:text-style-name="P5" draw:layer="layout" svg:width="1.214cm" svg:height="0.603cm" svg:x="6.616cm" svg:y="2.612cm">
          <draw:text-box>
            <text:p text:style-name="P4"><text:span text:style-name="T1">digit</text:span></text:p>
          </draw:text-box>
        </draw:frame>
        <draw:circle draw:style-name="gr6" draw:text-style-name="P1" draw:layer="layout" svg:width="1.905cm" svg:height="1.905cm" svg:x="9.77cm" svg:y="3.868cm">
          <text:p text:style-name="P4"/>
        </draw:circle>
        <draw:line draw:style-name="gr3" draw:text-style-name="P1" draw:layer="layout" svg:x1="8.003cm" svg:y1="4.822cm" svg:x2="9.76cm" svg:y2="4.822cm">
          <text:p text:style-name="P4"/>
        </draw:line>
        <draw:frame draw:style-name="gr4" draw:text-style-name="P5" draw:layer="layout" svg:width="0.866cm" svg:height="0.603cm" svg:x="8.568cm" svg:y="4.151cm">
          <draw:text-box>
            <text:p text:style-name="P4"><text:span text:style-name="T1">“</text:span><text:span text:style-name="T1">.”</text:span></text:p>
          </draw:text-box>
        </draw:frame>
        <draw:line draw:style-name="gr3" draw:text-style-name="P1" draw:layer="layout" svg:x1="11.668cm" svg:y1="4.844cm" svg:x2="12.666cm" svg:y2="4.844cm">
          <text:p text:style-name="P4"/>
        </draw:line>
        <draw:frame draw:style-name="gr4" draw:text-style-name="P5" draw:layer="layout" svg:width="1.126cm" svg:height="0.603cm" svg:x="11.605cm" svg:y="4.022cm">
          <draw:text-box>
            <text:p text:style-name="P4"><text:span text:style-name="T1">digit</text:span></text:p>
          </draw:text-box>
        </draw:frame>
        <draw:circle draw:style-name="gr6" draw:text-style-name="P1" draw:layer="layout" svg:width="1.905cm" svg:height="1.905cm" svg:x="12.699cm" svg:y="6.754cm">
          <text:p text:style-name="P4"/>
        </draw:circle>
        <draw:circle draw:style-name="gr6" draw:text-style-name="P1" draw:layer="layout" svg:width="1.905cm" svg:height="1.905cm" svg:x="16.039cm" svg:y="6.732cm">
          <text:p text:style-name="P4"/>
        </draw:circle>
        <draw:line draw:style-name="gr3" draw:text-style-name="P1" draw:layer="layout" svg:x1="13.642cm" svg:y1="5.711cm" svg:x2="13.642cm" svg:y2="6.817cm">
          <text:p text:style-name="P4"/>
        </draw:line>
        <draw:line draw:style-name="gr3" draw:text-style-name="P1" draw:layer="layout" svg:x1="14.595cm" svg:y1="7.706cm" svg:x2="16.027cm" svg:y2="7.706cm">
          <text:p text:style-name="P4"/>
        </draw:line>
        <draw:line draw:style-name="gr3" draw:text-style-name="P1" draw:layer="layout" svg:x1="16.96cm" svg:y1="6.745cm" svg:x2="16.938cm" svg:y2="5.733cm">
          <text:p text:style-name="P4"/>
        </draw:line>
        <draw:frame draw:style-name="gr4" draw:text-style-name="P5" draw:layer="layout" svg:width="1.126cm" svg:height="0.603cm" svg:x="12.668cm" svg:y="5.867cm">
          <draw:text-box>
            <text:p text:style-name="P4"><text:span text:style-name="T1">E/e</text:span></text:p>
          </draw:text-box>
        </draw:frame>
        <draw:frame draw:style-name="gr4" draw:text-style-name="P5" draw:layer="layout" svg:width="1.126cm" svg:height="0.603cm" svg:x="14.771cm" svg:y="6.972cm">
          <draw:text-box>
            <text:p text:style-name="P4"><text:span text:style-name="T1">+/-</text:span></text:p>
          </draw:text-box>
        </draw:frame>
        <draw:circle draw:style-name="gr6" draw:text-style-name="P1" draw:layer="layout" svg:width="1.844cm" svg:height="1.843cm" svg:x="4.945cm" svg:y="21.991cm">
          <text:p text:style-name="P4"/>
        </draw:circle>
        <draw:ellipse draw:style-name="gr2" draw:text-style-name="P1" draw:layer="layout" svg:width="1.598cm" svg:height="1.606cm" svg:x="5.06cm" svg:y="22.099cm">
          <text:p text:style-name="P2">div</text:p>
        </draw:ellipse>
        <draw:line draw:style-name="gr3" draw:text-style-name="P1" draw:layer="layout" svg:x1="2.364cm" svg:y1="10.236cm" svg:x2="2.104cm" svg:y2="24.029cm">
          <text:p text:style-name="P4"/>
        </draw:line>
        <draw:line draw:style-name="gr3" draw:text-style-name="P1" draw:layer="layout" svg:x1="2.559cm" svg:y1="10.345cm" svg:x2="3.275cm" svg:y2="22.316cm">
          <text:p text:style-name="P4"/>
        </draw:line>
        <draw:line draw:style-name="gr3" draw:text-style-name="P1" draw:layer="layout" svg:x1="2.885cm" svg:y1="10.431cm" svg:x2="5.596cm" svg:y2="22.013cm">
          <text:p text:style-name="P4"/>
        </draw:line>
        <draw:frame draw:style-name="gr4" draw:text-style-name="P5" draw:layer="layout" svg:width="0.692cm" svg:height="0.603cm" svg:x="2.822cm" svg:y="16.333cm">
          <draw:text-box>
            <text:p text:style-name="P4"><text:span text:style-name="T1">-</text:span></text:p>
          </draw:text-box>
        </draw:frame>
        <draw:frame draw:style-name="gr4" draw:text-style-name="P5" draw:layer="layout" svg:width="0.692cm" svg:height="0.603cm" svg:x="2.127cm" svg:y="15.815cm">
          <draw:text-box>
            <text:p text:style-name="P4"><text:span text:style-name="T1">+</text:span></text:p>
          </draw:text-box>
        </draw:frame>
        <draw:frame draw:style-name="gr4" draw:text-style-name="P5" draw:layer="layout" svg:width="0.692cm" svg:height="0.603cm" svg:x="3.709cm" svg:y="17.159cm">
          <draw:text-box>
            <text:p text:style-name="P4"><text:span text:style-name="T1">*</text:span></text:p>
          </draw:text-box>
        </draw:frame>
        <draw:frame draw:style-name="gr4" draw:text-style-name="P5" draw:layer="layout" svg:width="0.692cm" svg:height="0.603cm" svg:x="4.557cm" svg:y="17.636cm">
          <draw:text-box>
            <text:p text:style-name="P4"><text:span text:style-name="T1">/</text:span></text:p>
          </draw:text-box>
        </draw:frame>
        <draw:circle draw:style-name="gr6" draw:text-style-name="P1" draw:layer="layout" svg:width="1.905cm" svg:height="1.905cm" svg:x="12.659cm" svg:y="10.283cm">
          <text:p text:style-name="P4"/>
        </draw:circle>
        <draw:circle draw:style-name="gr6" draw:text-style-name="P1" draw:layer="layout" svg:width="1.905cm" svg:height="1.905cm" svg:x="12.68cm" svg:y="12.604cm">
          <text:p text:style-name="P4"/>
        </draw:circle>
        <draw:line draw:style-name="gr3" draw:text-style-name="P1" draw:layer="layout" svg:x1="4.23cm" svg:y1="9.761cm" svg:x2="12.666cm" svg:y2="11.082cm">
          <text:p text:style-name="P4"/>
        </draw:line>
        <draw:line draw:style-name="gr3" draw:text-style-name="P1" draw:layer="layout" svg:x1="4.099cm" svg:y1="10cm" svg:x2="12.644cm" svg:y2="13.402cm">
          <text:p text:style-name="P4"/>
        </draw:line>
        <draw:line draw:style-name="gr3" draw:text-style-name="P1" draw:layer="layout" svg:x1="14.574cm" svg:y1="11.211cm" svg:x2="17.133cm" svg:y2="11.146cm">
          <text:p text:style-name="P4"/>
        </draw:line>
        <draw:line draw:style-name="gr3" draw:text-style-name="P1" draw:layer="layout" svg:x1="14.574cm" svg:y1="13.597cm" svg:x2="17.198cm" svg:y2="13.683cm">
          <text:p text:style-name="P4"/>
        </draw:line>
        <draw:frame draw:style-name="gr4" draw:text-style-name="P5" draw:layer="layout" svg:width="0.692cm" svg:height="0.603cm" svg:x="10cm" svg:y="10.199cm">
          <draw:text-box>
            <text:p text:style-name="P4"><text:span text:style-name="T1">|</text:span></text:p>
          </draw:text-box>
        </draw:frame>
        <draw:frame draw:style-name="gr4" draw:text-style-name="P5" draw:layer="layout" svg:width="0.692cm" svg:height="0.603cm" svg:x="15.357cm" svg:y="10.5cm">
          <draw:text-box>
            <text:p text:style-name="P4"><text:span text:style-name="T1">|</text:span></text:p>
          </draw:text-box>
        </draw:frame>
        <draw:frame draw:style-name="gr4" draw:text-style-name="P5" draw:layer="layout" svg:width="0.692cm" svg:height="0.603cm" svg:x="10.042cm" svg:y="12.001cm">
          <draw:text-box>
            <text:p text:style-name="P4"><text:span text:style-name="T1">&amp;</text:span></text:p>
          </draw:text-box>
        </draw:frame>
        <draw:frame draw:style-name="gr4" draw:text-style-name="P5" draw:layer="layout" svg:width="0.692cm" svg:height="0.603cm" svg:x="15.378cm" svg:y="13.147cm">
          <draw:text-box>
            <text:p text:style-name="P4"><text:span text:style-name="T1">&amp;</text:span></text:p>
          </draw:text-box>
        </draw:frame>
        <draw:line draw:style-name="gr3" draw:text-style-name="P1" draw:layer="layout" svg:x1="3.947cm" svg:y1="10.064cm" svg:x2="9.825cm" svg:y2="13.902cm">
          <text:p text:style-name="P4"/>
        </draw:line>
        <draw:frame draw:style-name="gr4" draw:text-style-name="P5" draw:layer="layout" svg:width="0.692cm" svg:height="0.603cm" svg:x="8.894cm" svg:y="12.931cm">
          <draw:text-box>
            <text:p text:style-name="P4"><text:span text:style-name="T1">!</text:span></text:p>
          </draw:text-box>
        </draw:frame>
        <draw:frame draw:style-name="gr4" draw:text-style-name="P5" draw:layer="layout" svg:width="1.126cm" svg:height="0.603cm" svg:x="16.028cm" svg:y="6.062cm">
          <draw:text-box>
            <text:p text:style-name="P4"><text:span text:style-name="T1">digit</text:span></text:p>
          </draw:text-box>
        </draw:frame>
        <draw:line draw:style-name="gr3" draw:text-style-name="P1" draw:layer="layout" svg:x1="11.581cm" svg:y1="14.791cm" svg:x2="13.772cm" svg:y2="15.333cm">
          <text:p text:style-name="P4"/>
        </draw:line>
        <draw:frame draw:style-name="gr4" draw:text-style-name="P5" draw:layer="layout" svg:width="0.692cm" svg:height="0.603cm" svg:x="12.451cm" svg:y="14.603cm">
          <draw:text-box>
            <text:p text:style-name="P4"><text:span text:style-name="T1">=</text:span></text:p>
          </draw:text-box>
        </draw:frame>
        <draw:circle draw:style-name="gr6" draw:text-style-name="P1" draw:layer="layout" svg:width="1.844cm" svg:height="1.843cm" svg:x="1.214cm" svg:y="24.074cm">
          <text:p text:style-name="P4"/>
        </draw:circle>
        <draw:ellipse draw:style-name="gr2" draw:text-style-name="P1" draw:layer="layout" svg:width="1.598cm" svg:height="1.606cm" svg:x="1.329cm" svg:y="24.182cm">
          <text:p text:style-name="P2">add</text:p>
        </draw:ellipse>
        <draw:circle draw:style-name="gr6" draw:text-style-name="P1" draw:layer="layout" svg:width="1.844cm" svg:height="1.843cm" svg:x="2.473cm" svg:y="22.382cm">
          <text:p text:style-name="P4"/>
        </draw:circle>
        <draw:ellipse draw:style-name="gr2" draw:text-style-name="P1" draw:layer="layout" svg:width="1.598cm" svg:height="1.606cm" svg:x="2.588cm" svg:y="22.49cm">
          <text:p text:style-name="P2">sub</text:p>
        </draw:ellipse>
        <draw:circle draw:style-name="gr6" draw:text-style-name="P1" draw:layer="layout" svg:width="1.844cm" svg:height="1.843cm" svg:x="4.077cm" svg:y="24.009cm">
          <text:p text:style-name="P4"/>
        </draw:circle>
        <draw:ellipse draw:style-name="gr2" draw:text-style-name="P1" draw:layer="layout" svg:width="1.598cm" svg:height="1.606cm" svg:x="4.192cm" svg:y="24.117cm">
          <text:p text:style-name="P2">mul</text:p>
        </draw:ellipse>
        <draw:line draw:style-name="gr3" draw:text-style-name="P1" draw:layer="layout" svg:x1="2.797cm" svg:y1="10.411cm" svg:x2="4.771cm" svg:y2="23.964cm">
          <text:p text:style-name="P4"/>
        </draw:line>
        <draw:circle draw:style-name="gr6" draw:text-style-name="P1" draw:layer="layout" svg:width="1.844cm" svg:height="1.843cm" svg:x="14.921cm" svg:y="16.593cm">
          <text:p text:style-name="P4"/>
        </draw:circle>
        <draw:ellipse draw:style-name="gr6" draw:text-style-name="P1" draw:layer="layout" svg:width="1.598cm" svg:height="1.606cm" svg:x="15.036cm" svg:y="16.701cm">
          <text:p text:style-name="P4"/>
        </draw:ellipse>
        <draw:circle draw:style-name="gr6" draw:text-style-name="P1" draw:layer="layout" svg:width="1.844cm" svg:height="1.843cm" svg:x="14.921cm" svg:y="16.594cm">
          <text:p text:style-name="P4"/>
        </draw:circle>
        <draw:ellipse draw:style-name="gr2" draw:text-style-name="P1" draw:layer="layout" svg:width="1.598cm" svg:height="1.606cm" svg:x="15.036cm" svg:y="16.702cm">
          <text:p text:style-name="P2">le</text:p>
        </draw:ellipse>
        <draw:g>
          <draw:circle draw:style-name="gr6" draw:text-style-name="P1" draw:layer="layout" svg:width="1.844cm" svg:height="1.843cm" svg:x="10.626cm" svg:y="15.463cm">
            <text:p text:style-name="P4"/>
          </draw:circle>
          <draw:ellipse draw:style-name="gr6" draw:text-style-name="P1" draw:layer="layout" svg:width="1.598cm" svg:height="1.606cm" svg:x="10.741cm" svg:y="15.571cm">
            <text:p text:style-name="P4"/>
          </draw:ellipse>
        </draw:g>
        <draw:g>
          <draw:circle draw:style-name="gr6" draw:text-style-name="P1" draw:layer="layout" svg:width="1.844cm" svg:height="1.843cm" svg:x="10.626cm" svg:y="15.464cm">
            <text:p text:style-name="P4"/>
          </draw:circle>
          <draw:ellipse draw:style-name="gr2" draw:text-style-name="P1" draw:layer="layout" svg:width="1.598cm" svg:height="1.606cm" svg:x="10.741cm" svg:y="15.572cm">
            <text:p text:style-name="P2">lt</text:p>
          </draw:ellipse>
        </draw:g>
        <draw:g>
          <draw:circle draw:style-name="gr6" draw:text-style-name="P1" draw:layer="layout" svg:width="1.844cm" svg:height="1.843cm" svg:x="9.781cm" svg:y="13.404cm">
            <text:p text:style-name="P4"/>
          </draw:circle>
          <draw:ellipse draw:style-name="gr6" draw:text-style-name="P1" draw:layer="layout" svg:width="1.598cm" svg:height="1.606cm" svg:x="9.896cm" svg:y="13.512cm">
            <text:p text:style-name="P4"/>
          </draw:ellipse>
        </draw:g>
        <draw:circle draw:style-name="gr6" draw:text-style-name="P1" draw:layer="layout" svg:width="1.844cm" svg:height="1.843cm" svg:x="9.781cm" svg:y="13.405cm">
          <text:p text:style-name="P4"/>
        </draw:circle>
        <draw:ellipse draw:style-name="gr2" draw:text-style-name="P1" draw:layer="layout" svg:width="1.598cm" svg:height="1.606cm" svg:x="9.896cm" svg:y="13.513cm">
          <text:p text:style-name="P2">inv</text:p>
        </draw:ellipse>
        <draw:circle draw:style-name="gr6" draw:text-style-name="P1" draw:layer="layout" svg:width="1.844cm" svg:height="1.843cm" svg:x="13.749cm" svg:y="14.662cm">
          <text:p text:style-name="P4"/>
        </draw:circle>
        <draw:ellipse draw:style-name="gr2" draw:text-style-name="P1" draw:layer="layout" svg:width="1.598cm" svg:height="1.606cm" svg:x="13.864cm" svg:y="14.77cm">
          <text:p text:style-name="P2">neq</text:p>
        </draw:ellipse>
        <draw:circle draw:style-name="gr6" draw:text-style-name="P1" draw:layer="layout" svg:width="1.844cm" svg:height="1.843cm" svg:x="17.175cm" svg:y="10.26cm">
          <text:p text:style-name="P4"/>
        </draw:circle>
        <draw:ellipse draw:style-name="gr2" draw:text-style-name="P1" draw:layer="layout" svg:width="1.598cm" svg:height="1.606cm" svg:x="17.29cm" svg:y="10.368cm">
          <text:p text:style-name="P2">or</text:p>
        </draw:ellipse>
        <draw:circle draw:style-name="gr6" draw:text-style-name="P1" draw:layer="layout" svg:width="1.844cm" svg:height="1.843cm" svg:x="17.176cm" svg:y="12.776cm">
          <text:p text:style-name="P4"/>
        </draw:circle>
        <draw:ellipse draw:style-name="gr2" draw:text-style-name="P1" draw:layer="layout" svg:width="1.598cm" svg:height="1.606cm" svg:x="17.291cm" svg:y="12.884cm">
          <text:p text:style-name="P2">and</text:p>
        </draw:ellipse>
        <draw:circle draw:style-name="gr6" draw:text-style-name="P1" draw:id="id2" draw:layer="layout" svg:width="1.844cm" svg:height="1.843cm" svg:x="7.113cm" svg:y="7.68cm">
          <text:p text:style-name="P4"/>
        </draw:circle>
        <draw:ellipse draw:style-name="gr2" draw:text-style-name="P1" draw:layer="layout" svg:width="1.598cm" svg:height="1.606cm" svg:x="7.228cm" svg:y="7.788cm">
          <text:p text:style-name="P2">int</text:p>
        </draw:ellipse>
        <draw:frame draw:style-name="gr4" draw:text-style-name="P5" draw:layer="layout" svg:width="1.214cm" svg:height="0.603cm" svg:x="7.953cm" svg:y="6.646cm">
          <draw:text-box>
            <text:p text:style-name="P4"><text:span text:style-name="T1">digit</text:span></text:p>
          </draw:text-box>
        </draw:frame>
        <draw:circle draw:style-name="gr6" draw:text-style-name="P1" draw:id="id1" draw:layer="layout" svg:width="1.844cm" svg:height="1.843cm" svg:x="2.169cm" svg:y="3.995cm">
          <text:p text:style-name="P4"/>
        </draw:circle>
        <draw:ellipse draw:style-name="gr2" draw:text-style-name="P1" draw:layer="layout" svg:width="1.598cm" svg:height="1.606cm" svg:x="2.284cm" svg:y="4.103cm">
          <text:p text:style-name="P2">id</text:p>
        </draw:ellipse>
        <draw:line draw:style-name="gr3" draw:text-style-name="P1" draw:layer="layout" svg:x1="3.926cm" svg:y1="10.172cm" svg:x2="10.714cm" svg:y2="15.897cm">
          <text:p text:style-name="P4"/>
        </draw:line>
        <draw:line draw:style-name="gr3" draw:text-style-name="P1" draw:layer="layout" svg:x1="12.427cm" svg:y1="16.743cm" svg:x2="14.921cm" svg:y2="17.437cm">
          <text:p text:style-name="P4"/>
        </draw:line>
        <draw:circle draw:style-name="gr6" draw:text-style-name="P1" draw:layer="layout" svg:width="1.844cm" svg:height="1.843cm" svg:x="11.299cm" svg:y="17.526cm">
          <text:p text:style-name="P4"/>
        </draw:circle>
        <draw:ellipse draw:style-name="gr2" draw:text-style-name="P1" draw:layer="layout" svg:width="1.598cm" svg:height="1.606cm" svg:x="11.414cm" svg:y="17.634cm">
          <text:p text:style-name="P2">gt</text:p>
        </draw:ellipse>
        <draw:circle draw:style-name="gr6" draw:text-style-name="P1" draw:layer="layout" svg:width="1.844cm" svg:height="1.843cm" svg:x="16.546cm" svg:y="18.264cm">
          <text:p text:style-name="P4"/>
        </draw:circle>
        <draw:ellipse draw:style-name="gr2" draw:text-style-name="P1" draw:layer="layout" svg:width="1.598cm" svg:height="1.606cm" svg:x="16.661cm" svg:y="18.372cm">
          <text:p text:style-name="P2">ge</text:p>
        </draw:ellipse>
        <draw:line draw:style-name="gr3" draw:text-style-name="P1" draw:layer="layout" svg:x1="3.839cm" svg:y1="10.215cm" svg:x2="11.386cm" svg:y2="18.022cm">
          <text:p text:style-name="P4"/>
        </draw:line>
        <draw:line draw:style-name="gr3" draw:text-style-name="P1" draw:layer="layout" svg:x1="13.121cm" svg:y1="18.651cm" svg:x2="16.526cm" svg:y2="19.107cm">
          <text:p text:style-name="P4"/>
        </draw:line>
        <draw:frame draw:style-name="gr4" draw:text-style-name="P5" draw:layer="layout" svg:width="0.692cm" svg:height="0.603cm" svg:x="8.872cm" svg:y="14.148cm">
          <draw:text-box>
            <text:p text:style-name="P4"><text:span text:style-name="T1">&lt;</text:span></text:p>
          </draw:text-box>
        </draw:frame>
        <draw:frame draw:style-name="gr4" draw:text-style-name="P5" draw:layer="layout" svg:width="0.692cm" svg:height="0.603cm" svg:x="13.036cm" svg:y="16.575cm">
          <draw:text-box>
            <text:p text:style-name="P4"><text:span text:style-name="T1">=</text:span></text:p>
          </draw:text-box>
        </draw:frame>
        <draw:frame draw:style-name="gr4" draw:text-style-name="P5" draw:layer="layout" svg:width="0.692cm" svg:height="0.603cm" svg:x="14.033cm" svg:y="18.354cm">
          <draw:text-box>
            <text:p text:style-name="P4"><text:span text:style-name="T1">=</text:span></text:p>
          </draw:text-box>
        </draw:frame>
        <draw:frame draw:style-name="gr4" draw:text-style-name="P5" draw:layer="layout" svg:width="0.692cm" svg:height="0.603cm" svg:x="9.587cm" svg:y="15.947cm">
          <draw:text-box>
            <text:p text:style-name="P4"><text:span text:style-name="T1">&gt;</text:span></text:p>
          </draw:text-box>
        </draw:frame>
        <draw:circle draw:style-name="gr6" draw:text-style-name="P1" draw:layer="layout" svg:width="1.844cm" svg:height="1.843cm" svg:x="11.796cm" svg:y="19.609cm">
          <text:p text:style-name="P4"/>
        </draw:circle>
        <draw:ellipse draw:style-name="gr2" draw:text-style-name="P1" draw:layer="layout" svg:width="1.598cm" svg:height="1.606cm" svg:x="11.911cm" svg:y="19.717cm">
          <text:p text:style-name="P2">assign</text:p>
        </draw:ellipse>
        <draw:circle draw:style-name="gr6" draw:text-style-name="P1" draw:layer="layout" svg:width="1.844cm" svg:height="1.843cm" svg:x="15.331cm" svg:y="20.324cm">
          <text:p text:style-name="P4"/>
        </draw:circle>
        <draw:ellipse draw:style-name="gr2" draw:text-style-name="P1" draw:layer="layout" svg:width="1.598cm" svg:height="1.606cm" svg:x="15.446cm" svg:y="20.432cm">
          <text:p text:style-name="P2">equal</text:p>
        </draw:ellipse>
        <draw:line draw:style-name="gr3" draw:text-style-name="P1" draw:layer="layout" svg:x1="3.774cm" svg:y1="10.301cm" svg:x2="11.95cm" svg:y2="19.952cm">
          <text:p text:style-name="P4"/>
        </draw:line>
        <draw:line draw:style-name="gr3" draw:text-style-name="P1" draw:layer="layout" svg:x1="13.642cm" svg:y1="20.733cm" svg:x2="15.311cm" svg:y2="21.014cm">
          <text:p text:style-name="P4"/>
        </draw:line>
        <draw:frame draw:style-name="gr4" draw:text-style-name="P5" draw:layer="layout" svg:width="0.692cm" svg:height="0.603cm" svg:x="10.324cm" svg:y="17.856cm">
          <draw:text-box>
            <text:p text:style-name="P4"><text:span text:style-name="T1">=</text:span></text:p>
          </draw:text-box>
        </draw:frame>
        <draw:frame draw:style-name="gr4" draw:text-style-name="P5" draw:layer="layout" svg:width="0.692cm" svg:height="0.603cm" svg:x="13.99cm" svg:y="20.394cm">
          <draw:text-box>
            <text:p text:style-name="P4"><text:span text:style-name="T1">=</text:span></text:p>
          </draw:text-box>
        </draw:frame>
        <draw:connector draw:style-name="gr1" draw:text-style-name="P1" draw:layer="layout" draw:type="curve" svg:x1="13.631cm" svg:y1="3.886cm" svg:x2="14.553cm" svg:y2="4.807cm" draw:start-shape="id3" draw:start-glue-point="0" draw:end-shape="id3" draw:end-glue-point="1">
          <text:p text:style-name="P4"/>
        </draw:connector>
        <draw:circle draw:style-name="gr6" draw:text-style-name="P1" draw:id="id3" draw:layer="layout" svg:width="1.844cm" svg:height="1.843cm" svg:x="12.709cm" svg:y="3.886cm">
          <text:p text:style-name="P4"/>
        </draw:circle>
        <draw:ellipse draw:style-name="gr2" draw:text-style-name="P1" draw:layer="layout" svg:width="1.598cm" svg:height="1.606cm" svg:x="12.824cm" svg:y="3.994cm">
          <text:p text:style-name="P2">float</text:p>
        </draw:ellipse>
        <draw:frame draw:style-name="gr4" draw:text-style-name="P5" draw:layer="layout" svg:width="1.214cm" svg:height="0.603cm" svg:x="13.549cm" svg:y="2.852cm">
          <draw:text-box>
            <text:p text:style-name="P4"><text:span text:style-name="T1">digit</text:span></text:p>
          </draw:text-box>
        </draw:frame>
        <draw:connector draw:style-name="gr1" draw:text-style-name="P1" draw:layer="layout" draw:type="curve" svg:x1="16.796cm" svg:y1="3.929cm" svg:x2="17.718cm" svg:y2="4.85cm" draw:start-shape="id4" draw:start-glue-point="0" draw:end-shape="id4" draw:end-glue-point="1">
          <text:p text:style-name="P4"/>
        </draw:connector>
        <draw:circle draw:style-name="gr6" draw:text-style-name="P1" draw:id="id4" draw:layer="layout" svg:width="1.844cm" svg:height="1.843cm" svg:x="15.874cm" svg:y="3.929cm">
          <text:p text:style-name="P4"/>
        </draw:circle>
        <draw:ellipse draw:style-name="gr2" draw:text-style-name="P1" draw:layer="layout" svg:width="1.598cm" svg:height="1.606cm" svg:x="15.989cm" svg:y="4.037cm">
          <text:p text:style-name="P2">floatE</text:p>
        </draw:ellipse>
        <draw:frame draw:style-name="gr4" draw:text-style-name="P5" draw:layer="layout" svg:width="1.214cm" svg:height="0.603cm" svg:x="16.714cm" svg:y="2.895cm">
          <draw:text-box>
            <text:p text:style-name="P4"><text:span text:style-name="T1">digit</text:span></text:p>
          </draw:text-box>
        </draw:frame>
        <draw:circle draw:style-name="gr6" draw:text-style-name="P1" draw:layer="layout" svg:width="1.844cm" svg:height="1.843cm" svg:x="9.326cm" svg:y="22.84cm">
          <text:p text:style-name="P4"/>
        </draw:circle>
        <draw:ellipse draw:style-name="gr2" draw:text-style-name="P1" draw:layer="layout" svg:width="1.598cm" svg:height="1.606cm" svg:x="9.441cm" svg:y="22.948cm">
          <text:p text:style-name="P2">LBrace</text:p>
        </draw:ellipse>
        <draw:circle draw:style-name="gr6" draw:text-style-name="P1" draw:layer="layout" svg:width="1.844cm" svg:height="1.843cm" svg:x="11.644cm" svg:y="23.946cm">
          <text:p text:style-name="P4"/>
        </draw:circle>
        <draw:ellipse draw:style-name="gr2" draw:text-style-name="P1" draw:layer="layout" svg:width="1.598cm" svg:height="1.606cm" svg:x="11.759cm" svg:y="24.054cm">
          <text:p text:style-name="P2">RBrace</text:p>
        </draw:ellipse>
        <draw:circle draw:style-name="gr6" draw:text-style-name="P1" draw:layer="layout" svg:width="1.844cm" svg:height="1.843cm" svg:x="12.143cm" svg:y="21.929cm">
          <text:p text:style-name="P4"/>
        </draw:circle>
        <draw:ellipse draw:style-name="gr2" draw:text-style-name="P1" draw:layer="layout" svg:width="1.598cm" svg:height="1.606cm" svg:x="12.258cm" svg:y="22.037cm">
          <text:p text:style-name="P2">semicolon</text:p>
        </draw:ellipse>
        <draw:circle draw:style-name="gr6" draw:text-style-name="P1" draw:layer="layout" svg:width="1.844cm" svg:height="1.843cm" svg:x="8.413cm" svg:y="24.88cm">
          <text:p text:style-name="P4"/>
        </draw:circle>
        <draw:ellipse draw:style-name="gr2" draw:text-style-name="P1" draw:layer="layout" svg:width="1.598cm" svg:height="1.606cm" svg:x="8.528cm" svg:y="24.988cm">
          <text:p text:style-name="P2">RParan</text:p>
        </draw:ellipse>
        <draw:circle draw:style-name="gr6" draw:text-style-name="P1" draw:layer="layout" svg:width="1.844cm" svg:height="1.843cm" svg:x="6.656cm" svg:y="23.469cm">
          <text:p text:style-name="P4"/>
        </draw:circle>
        <draw:ellipse draw:style-name="gr2" draw:text-style-name="P1" draw:layer="layout" svg:width="1.598cm" svg:height="1.606cm" svg:x="6.771cm" svg:y="23.577cm">
          <text:p text:style-name="P2">LParen</text:p>
        </draw:ellipse>
        <draw:line draw:style-name="gr3" draw:text-style-name="P1" draw:layer="layout" svg:x1="3.058cm" svg:y1="10.388cm" svg:x2="7.374cm" svg:y2="23.444cm">
          <text:p text:style-name="P4"/>
        </draw:line>
        <draw:line draw:style-name="gr3" draw:text-style-name="P1" draw:layer="layout" svg:x1="3.253cm" svg:y1="10.453cm" svg:x2="9.022cm" svg:y2="24.875cm">
          <text:p text:style-name="P4"/>
        </draw:line>
        <draw:line draw:style-name="gr3" draw:text-style-name="P1" draw:layer="layout" svg:x1="3.405cm" svg:y1="10.41cm" svg:x2="9.608cm" svg:y2="23.01cm">
          <text:p text:style-name="P4"/>
        </draw:line>
        <draw:line draw:style-name="gr3" draw:text-style-name="P1" draw:layer="layout" svg:x1="3.535cm" svg:y1="10.41cm" svg:x2="11.972cm" svg:y2="24.117cm">
          <text:p text:style-name="P4"/>
        </draw:line>
        <draw:line draw:style-name="gr3" draw:text-style-name="P1" draw:layer="layout" svg:x1="3.665cm" svg:y1="10.345cm" svg:x2="12.319cm" svg:y2="22.229cm">
          <text:p text:style-name="P4"/>
        </draw:line>
        <draw:frame draw:style-name="gr4" draw:text-style-name="P5" draw:layer="layout" svg:width="0.692cm" svg:height="0.603cm" svg:x="5.294cm" svg:y="18.418cm">
          <draw:text-box>
            <text:p text:style-name="P4"><text:span text:style-name="T1">(</text:span></text:p>
          </draw:text-box>
        </draw:frame>
        <draw:frame draw:style-name="gr4" draw:text-style-name="P5" draw:layer="layout" svg:width="0.692cm" svg:height="0.603cm" svg:x="6.4cm" svg:y="19.395cm">
          <draw:text-box>
            <text:p text:style-name="P4"><text:span text:style-name="T1">)</text:span></text:p>
          </draw:text-box>
        </draw:frame>
        <draw:frame draw:style-name="gr4" draw:text-style-name="P5" draw:layer="layout" svg:width="0.692cm" svg:height="0.603cm" svg:x="7.506cm" svg:y="19.46cm">
          <draw:text-box>
            <text:p text:style-name="P4"><text:span text:style-name="T1">{</text:span></text:p>
          </draw:text-box>
        </draw:frame>
        <draw:frame draw:style-name="gr4" draw:text-style-name="P5" draw:layer="layout" svg:width="0.692cm" svg:height="0.603cm" svg:x="9.155cm" svg:y="20.024cm">
          <draw:text-box>
            <text:p text:style-name="P4"><text:span text:style-name="T1">}</text:span></text:p>
          </draw:text-box>
        </draw:frame>
        <draw:frame draw:style-name="gr4" draw:text-style-name="P5" draw:layer="layout" svg:width="0.692cm" svg:height="0.603cm" svg:x="10.39cm" svg:y="19.981cm">
          <draw:text-box>
            <text:p text:style-name="P4"><text:span text:style-name="T1">;</text:span></text:p>
          </draw:text-box>
        </draw:frame>
        <draw:line draw:style-name="gr6" draw:text-style-name="P1" draw:layer="layout" svg:x1="1.475cm" svg:y1="8.978cm" svg:x2="1.865cm" svg:y2="9.325cm">
          <text:p text:style-name="P4"/>
        </draw:line>
        <draw:line draw:style-name="gr6" draw:text-style-name="P1" draw:layer="layout" svg:x1="1.844cm" svg:y1="9.304cm" svg:x2="1.475cm" svg:y2="9.586cm">
          <text:p text:style-name="P4"/>
        </draw:line>
      </draw:page>
      <draw:page draw:name="page2" draw:style-name="dp1" draw:master-page-name="Default">
        <office:forms form:automatic-focus="false" form:apply-design-mode="false"/>
        <draw:frame draw:style-name="gr8" draw:text-style-name="P4" draw:layer="layout" svg:width="15.557cm" svg:height="2.836cm" svg:x="3.402cm" svg:y="6.306cm">
          <draw:text-box>
            <text:p text:style-name="P4"/>
            <text:p text:style-name="P4">Project 1:</text:p>
            <text:p text:style-name="P2"><text:span text:style-name="T2">Finite Automaton to Recognize Tokens</text:span></text:p>
          </draw:text-box>
        </draw:frame>
        <draw:frame draw:style-name="gr9" draw:text-style-name="P4" draw:layer="layout" svg:width="3.382cm" svg:height="1.941cm" svg:x="2.288cm" svg:y="2.686cm">
          <draw:text-box>
            <text:p text:style-name="P4">[CS 316]</text:p>
          </draw:text-box>
        </draw:frame>
        <draw:frame draw:style-name="gr10" draw:text-style-name="P4" draw:layer="layout" svg:width="5.072cm" svg:height="2.169cm" svg:x="13.766cm" svg:y="21.982cm">
          <draw:text-box>
            <text:p text:style-name="P4">Minhan So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minhan song</meta:initial-creator>
    <meta:creation-date>2008-03-09T14:21:55</meta:creation-date>
    <dc:creator>minhan song</dc:creator>
    <dc:date>2008-03-09T20:10:48</dc:date>
    <meta:editing-cycles>7</meta:editing-cycles>
    <meta:editing-duration>PT1H9M54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λ</math:mo>
    <math:annotation math:encoding="StarMath 5.0">%lambda</math:annotation>
  </math:semantics>
</math:math>
</file>